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solid" draw:stroke-dash="Ultrafine_20_Dashed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0.629cm" svg:x="6.969cm" svg:y="4.645cm">
          <text:p text:style-name="P1"><text:span text:style-name="T1">ScannerParser</text:span></text:p>
        </draw:rect>
        <draw:rect draw:style-name="gr1" draw:text-style-name="P2" xml:id="id3" draw:id="id3" draw:layer="layout" svg:width="2.286cm" svg:height="0.629cm" svg:x="9.509cm" svg:y="4.667cm">
          <text:p text:style-name="P1"><text:span text:style-name="T1">SnapshotParser</text:span></text:p>
        </draw:rect>
        <draw:rect draw:style-name="gr1" draw:text-style-name="P2" xml:id="id2" draw:id="id2" draw:layer="layout" svg:width="2.286cm" svg:height="0.629cm" svg:x="8.239cm" svg:y="3.457cm">
          <text:p text:style-name="P1"><text:span text:style-name="T1">DatasetParser</text:span></text:p>
        </draw:rect>
        <draw:connector draw:style-name="gr2" draw:text-style-name="P1" draw:layer="layout" draw:type="line" svg:x1="8.112cm" svg:y1="4.645cm" svg:x2="9.382cm" svg:y2="4.086cm" draw:start-shape="id1" draw:start-glue-point="0" draw:end-shape="id2" draw:end-glue-point="2" svg:d="M8112 4645l1270-559">
          <text:p/>
        </draw:connector>
        <draw:connector draw:style-name="gr2" draw:text-style-name="P1" draw:layer="layout" draw:type="line" svg:x1="10.652cm" svg:y1="4.667cm" svg:x2="9.382cm" svg:y2="4.086cm" draw:start-shape="id3" draw:start-glue-point="0" draw:end-shape="id2" draw:end-glue-point="2" svg:d="M10652 4667l-1270-581">
          <text:p/>
        </draw:connector>
        <draw:rect draw:style-name="gr1" draw:text-style-name="P2" xml:id="id4" draw:id="id4" draw:layer="layout" svg:width="1.524cm" svg:height="0.629cm" svg:x="7.35cm" svg:y="5.732cm">
          <text:p text:style-name="P1"><text:span text:style-name="T1">Scanner</text:span></text:p>
        </draw:rect>
        <draw:connector draw:style-name="gr3" draw:text-style-name="P1" draw:layer="layout" draw:type="line" svg:x1="8.112cm" svg:y1="5.274cm" svg:x2="8.112cm" svg:y2="5.732cm" draw:start-shape="id1" draw:start-glue-point="2" draw:end-shape="id4" draw:end-glue-point="0" svg:d="M8112 5274v458">
          <text:p/>
        </draw:connector>
        <draw:rect draw:style-name="gr1" draw:text-style-name="P2" xml:id="id5" draw:id="id5" draw:layer="layout" svg:width="1.524cm" svg:height="0.629cm" svg:x="9.89cm" svg:y="5.733cm">
          <text:p text:style-name="P1"><text:span text:style-name="T1">Snapshot</text:span></text:p>
        </draw:rect>
        <draw:connector draw:style-name="gr3" draw:text-style-name="P1" draw:layer="layout" draw:type="line" svg:x1="10.652cm" svg:y1="5.296cm" svg:x2="10.652cm" svg:y2="5.733cm" draw:start-shape="id3" draw:start-glue-point="2" draw:end-shape="id5" draw:end-glue-point="0" svg:d="M10652 5296v437">
          <text:p/>
        </draw:connector>
        <draw:rect draw:style-name="gr1" draw:text-style-name="P2" xml:id="id6" draw:id="id6" draw:layer="layout" svg:width="1.397cm" svg:height="0.635cm" svg:x="8.671cm" svg:y="2.397cm">
          <text:p text:style-name="P1"><text:span text:style-name="T1">Dataset</text:span></text:p>
        </draw:rect>
        <draw:connector draw:style-name="gr3" draw:text-style-name="P1" draw:layer="layout" draw:type="line" svg:x1="9.382cm" svg:y1="3.457cm" svg:x2="9.369cm" svg:y2="3.032cm" draw:start-shape="id2" draw:start-glue-point="0" draw:end-shape="id6" draw:end-glue-point="2" svg:d="M9382 3457l-13-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17:44:17.92</dc:date>
    <dc:creator>Loc Nguyen</dc:creator>
    <meta:editing-duration>PT6H38M22S</meta:editing-duration>
    <meta:editing-cycles>58</meta:editing-cycles>
    <meta:document-statistic meta:object-count="11"/>
  </office:meta>
</office:document-meta>
</file>